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Calibri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officeooo:rsid="000fbe67" officeooo:paragraph-rsid="000fbe67"/>
    </style:style>
    <style:style style:name="P6" style:family="paragraph" style:parent-style-name="Standard">
      <style:text-properties style:font-name="Calibri" officeooo:rsid="00103beb" officeooo:paragraph-rsid="00103beb"/>
    </style:style>
    <style:style style:name="P7" style:family="paragraph" style:parent-style-name="Standard">
      <style:text-properties style:font-name="Calibri" officeooo:rsid="001104fa" officeooo:paragraph-rsid="001104fa"/>
    </style:style>
    <style:style style:name="P8" style:family="paragraph" style:parent-style-name="Standard">
      <style:text-properties style:font-name="Calibri" officeooo:rsid="001104fa" officeooo:paragraph-rsid="00128599"/>
    </style:style>
    <style:style style:name="P9" style:family="paragraph" style:parent-style-name="Standard">
      <style:text-properties style:font-name="Calibri"/>
    </style:style>
    <style:style style:name="P10" style:family="paragraph" style:parent-style-name="Standard">
      <style:text-properties style:font-name="Calibri" officeooo:paragraph-rsid="0014139d"/>
    </style:style>
    <style:style style:name="P11" style:family="paragraph" style:parent-style-name="Standard">
      <style:text-properties fo:color="#1b1b1b" loext:opacity="100%" style:font-name="Calibri" officeooo:rsid="001104fa" officeooo:paragraph-rsid="00128599"/>
    </style:style>
    <style:style style:name="P12" style:family="paragraph" style:parent-style-name="Standard">
      <style:text-properties fo:color="#1b1b1b" loext:opacity="100%" style:font-name="Calibri" officeooo:paragraph-rsid="001541e6"/>
    </style:style>
    <style:style style:name="T1" style:family="text">
      <style:text-properties officeooo:rsid="000cfa5c"/>
    </style:style>
    <style:style style:name="T2" style:family="text">
      <style:text-properties style:font-name="Calibri"/>
    </style:style>
    <style:style style:name="T3" style:family="text">
      <style:text-properties officeooo:rsid="000e63e0"/>
    </style:style>
    <style:style style:name="T4" style:family="text">
      <style:text-properties officeooo:rsid="00128599"/>
    </style:style>
    <style:style style:name="T5" style:family="text">
      <style:text-properties fo:font-variant="normal" fo:text-transform="none" fo:color="#dbdee1" loext:opacity="100%" style:font-name="gg sans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dbdee1" loext:opacity="100%" fo:letter-spacing="normal" loext:padding="0cm" loext:border="none"/>
    </style:style>
    <style:style style:name="T7" style:family="text">
      <style:text-properties fo:font-variant="normal" fo:text-transform="none" fo:color="#dbdee1" loext:opacity="100%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font-size="12pt" fo:letter-spacing="normal" fo:font-style="normal" fo:font-weight="normal" officeooo:rsid="0014139d" loext:padding="0cm" loext:border="none"/>
    </style:style>
    <style:style style:name="T10" style:family="text">
      <style:text-properties fo:font-variant="normal" fo:text-transform="none" fo:letter-spacing="normal" loext:padding="0cm" loext:border="none"/>
    </style:style>
    <style:style style:name="T11" style:family="text">
      <style:text-properties fo:font-size="12pt"/>
    </style:style>
    <style:style style:name="T12" style:family="text">
      <style:text-properties officeooo:rsid="0014139d"/>
    </style:style>
    <style:style style:name="T13" style:family="text">
      <style:text-properties fo:color="#1b1b1b" loext:opacity="100%" style:font-name="inherit" fo:font-size="12pt" officeooo:rsid="001104fa" loext:padding="0cm" loext:border="non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17421365" text:style-name="L1">
        <text:list-item>
          <text:p text:style-name="P2"><text:span text:style-name="T2">Cámbiele el nombre a «</text:span><text:span text:style-name="Emphasis"><text:span text:style-name="T2">Mariquilla de la O</text:span></text:span><text:span text:style-name="T2">» por «</text:span><text:span text:style-name="Emphasis"><text:span text:style-name="T2">María de la O</text:span></text:span><text:span text:style-name="T2">».</text:span></text:p>
          <text:p text:style-name="P3"/>
        </text:list-item>
      </text:list>
      <text:p text:style-name="P1">replace node //cliente[nombre="Mariquilla de la O"]/nombre/text() with "María de la O"</text:p>
      <text:p text:style-name="P1"/>
      <text:list xml:id="list164542577417431" text:continue-numbering="true" text:style-name="L1">
        <text:list-item>
          <text:p text:style-name="P3">Añada al final de todos los clientes un elemento que se<text:span text:style-name="T1">a &lt;solvente /&gt;.</text:span></text:p>
          <text:p text:style-name="P3"/>
        </text:list-item>
      </text:list>
      <text:p text:style-name="P1">for $cliente in //cliente</text:p>
      <text:p text:style-name="P1">return</text:p>
      <text:p text:style-name="P1"><text:tab/>insert node &lt;solvente/&gt; into $cliente</text:p>
      <text:p text:style-name="P1"/>
      <text:list xml:id="list164542660365281" text:continue-numbering="true" text:style-name="L1">
        <text:list-item>
          <text:p text:style-name="P3">Elimine todos los elementos que acaba de añadir.</text:p>
        </text:list-item>
      </text:list>
      <text:p text:style-name="P1"/>
      <text:p text:style-name="P1">delete node //solvente</text:p>
      <text:p text:style-name="P1"/>
      <text:list xml:id="list164542476878562" text:continue-numbering="true" text:style-name="L1">
        <text:list-item>
          <text:p text:style-name="P3">Cambie al cliente «c01» su identifica<text:span text:style-name="T3">dor</text:span> por «C01». Recuerde que debería también hacer el cambio de identificador en las facturas a su nombre.</text:p>
        </text:list-item>
      </text:list>
      <text:p text:style-name="P1"/>
      <text:p text:style-name="P1"/>
      <text:p text:style-name="P1"/>
      <text:list xml:id="list164542235888604" text:continue-numbering="true" text:style-name="L1">
        <text:list-item>
          <text:p text:style-name="P3">Elimine los descuentos de todas las facturas.</text:p>
        </text:list-item>
      </text:list>
      <text:p text:style-name="P1"/>
      <text:p text:style-name="P1">delete node //factura/@descuento</text:p>
      <text:p text:style-name="P1"/>
      <text:list xml:id="list164543499184536" text:continue-numbering="true" text:style-name="L1">
        <text:list-item>
          <text:p text:style-name="P3">Añada a la factura «f01» un descuento del 15%.</text:p>
        </text:list-item>
      </text:list>
      <text:p text:style-name="P1"/>
      <text:p text:style-name="P1">insert node attribute descuento {"15%"} <text:s/>into //factura[@codigo="f01"] </text:p>
      <text:p text:style-name="P1"/>
      <text:list xml:id="list164543541519161" text:continue-numbering="true" text:style-name="L1">
        <text:list-item>
          <text:p text:style-name="P3">Aumente en +5% el descuento a todas las facturas.</text:p>
        </text:list-item>
      </text:list>
      <text:p text:style-name="P1"/>
      <text:p text:style-name="P5"/>
      <text:p text:style-name="P1"/>
      <text:list xml:id="list164542101821136" text:continue-numbering="true" text:style-name="L1">
        <text:list-item>
          <text:p text:style-name="P2"><text:span text:style-name="T2">Elimine de todas las facturas las líneas de facturas por encima de la segunda, es decir, todas las facturas deben quedar como mucho con dos líneas de factura (</text:span><text:span text:style-name="Emphasis"><text:span text:style-name="T2">ítems</text:span></text:span><text:span text:style-name="T2">).</text:span></text:p>
        </text:list-item>
      </text:list>
      <text:p text:style-name="P1"/>
      <text:p text:style-name="P6">delete node //factura/item[position()&gt;2]</text:p>
      <text:p text:style-name="P1"/>
      <text:list xml:id="list164542426685689" text:continue-numbering="true" text:style-name="L1">
        <text:list-item>
          <text:p text:style-name="P3">Añada un atributo a cada factura llamado «items» que contenga la cantidad de líneas de factura que tiene.</text:p>
        </text:list-item>
      </text:list>
      <text:p text:style-name="P1"/>
      <text:p text:style-name="P7">for $factura in //factura</text:p>
      <text:p text:style-name="P7">let $items := count($factura/item)</text:p>
      <text:p text:style-name="P7">return</text:p>
      <text:p text:style-name="P7"><text:tab/>insert node &lt;items&gt;{$items}&lt;/items&gt; into $factura</text:p>
      <text:p text:style-name="P1"/>
      <text:p text:style-name="P1"/>
      <text:p text:style-name="P1"/>
      <text:p text:style-name="P1"/>
      <text:p text:style-name="P1"/>
      <text:list xml:id="list164543707907115" text:continue-numbering="true" text:style-name="L1">
        <text:list-item>
          <text:p text:style-name="P2"><text:soft-page-break/><text:span text:style-name="T2">Añada tres atributos a inventario llamados </text:span><text:span text:style-name="Emphasis"><text:span text:style-name="T2">superreducido</text:span></text:span><text:span text:style-name="T2">, </text:span><text:span text:style-name="Emphasis"><text:span text:style-name="T2">reducido </text:span></text:span><text:span text:style-name="T2">y </text:span><text:span text:style-name="Emphasis"><text:span text:style-name="T2">normal </text:span></text:span><text:span text:style-name="T2">cuyo valor sea la cantidad de productos que tienen ese tipo de IVA.</text:span></text:p>
        </text:list-item>
      </text:list>
      <text:p text:style-name="P1"/>
      <text:p text:style-name="P12"><text:span text:style-name="T8">for $inventario in //inventario </text:span></text:p>
      <text:p text:style-name="P12"><text:span text:style-name="T8">let $superreducido := count($inventario//producto[@iva = "superreducido"]) </text:span></text:p>
      <text:p text:style-name="P12"><text:span text:style-name="T8">let $reducido := count($inventario//producto[@iva = "reducido"]) </text:span></text:p>
      <text:p text:style-name="P12"><text:span text:style-name="T8">let $normal := count($inventario//producto[@iva = "normal"]) </text:span></text:p>
      <text:p text:style-name="P12"><text:span text:style-name="T8">return </text:span></text:p>
      <text:p text:style-name="P12"><text:span text:style-name="T8">(</text:span></text:p>
      <text:p text:style-name="P12"><text:span text:style-name="T8"><text:tab/>insert node attribute superreducido { $superreducido } into $inventario, </text:span></text:p>
      <text:p text:style-name="P12"><text:span text:style-name="T8"><text:tab/>insert node attribute reducido { $reducido } into $inventario, </text:span></text:p>
      <text:p text:style-name="P12"><text:span text:style-name="T8"><text:tab/>insert node attribute normal { $normal } into $inventario </text:span></text:p>
      <text:p text:style-name="P12"><text:span text:style-name="T8">)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7T08:07:39.563000000</meta:creation-date>
    <dc:date>2024-01-17T16:45:41.652000000</dc:date>
    <meta:editing-duration>PT1H9M59S</meta:editing-duration>
    <meta:editing-cycles>3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32" meta:word-count="265" meta:character-count="1771" meta:non-whitespace-character-count="1532"/>
  </office:meta>
</office:document-meta>
</file>